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8000000E4A1218882.png"/>
  <manifest:file-entry manifest:media-type="image/png" manifest:full-path="Pictures/100000000000021D0000009AF3030B78.png"/>
  <manifest:file-entry manifest:media-type="image/png" manifest:full-path="Pictures/1000000000000640000004B063BF812E.png"/>
  <manifest:file-entry manifest:media-type="image/png" manifest:full-path="Pictures/100000000000027200000085D9FEC7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506cm"/>
    </style:style>
    <style:style style:name="pr4" style:family="presentation" style:parent-style-name="template-outline1">
      <style:graphic-properties draw:stroke="none" draw:fill="none"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outline1">
      <style:graphic-properties fo:min-height="13.859cm"/>
    </style:style>
    <style:style style:name="pr7" style:family="presentation" style:parent-style-name="template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6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数组 </text:span><text:span text:style-name="T1">Array (2)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本课内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反转数组</text:p>
              </text:list-item>
              <text:list-item>
                <text:p>选择排序</text:p>
              </text:list-item>
              <text:list-item>
                <text:p>查找元素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反转数组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将数组中的所有元素顺序完全颠倒。</text:p>
              </text:list-item>
              <text:list-item>
                <text:p>思路</text:p>
                <text:list>
                  <text:list-item>
                    <text:p>元素成对交换（第一个与最后一个交换）</text:p>
                  </text:list-item>
                  <text:list-item>
                    <text:p>一共有多少次这样的交换？</text:p>
                  </text:list-item>
                  <text:list-item>
                    <text:p>循环变量递增还是递减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反转数组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代码</text:p>
              </text:list-item>
            </text:list>
          </draw:text-box>
        </draw:frame>
        <draw:frame draw:style-name="gr3" draw:text-style-name="P1" draw:layer="layout" svg:width="25.875cm" svg:height="7.365cm" svg:x="1.047cm" svg:y="8.505cm">
          <draw:image xlink:href="Pictures/100000000000021D0000009AF3030B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选择排序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排序<text:line-break/>按照数学概念，将数组中的数据从大到小或者从小到大排顺序。</text:p>
              </text:list-item>
              <text:list-item>
                <text:p>升序<text:line-break/>从小到大排序</text:p>
              </text:list-item>
              <text:list-item>
                <text:p>降序<text:line-break/>从大到小排序</text:p>
              </text:list-item>
              <text:list-item>
                <text:p>排序是信息学里很常用的方法。排序的算法有很多，选择排序是最简单的方法之一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选择排序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思路</text:p>
                <text:list>
                  <text:list-item>
                    <text:p>基于最大值（降序）或最小值（升序）算法</text:p>
                  </text:list-item>
                  <text:list-item>
                    <text:p>每次将最大值或最小值放置在未排序区域的头部</text:p>
                  </text:list-item>
                  <text:list-item>
                    <text:p>不断缩小未排序区域，当未排序区域为0个元素时，数组排序完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选择排序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代码（降序为例）</text:p>
              </text:list-item>
            </text:list>
          </draw:text-box>
        </draw:frame>
        <draw:frame draw:style-name="gr3" draw:text-style-name="P1" draw:layer="layout" svg:width="27.461cm" svg:height="9.207cm" svg:x="0.194cm" svg:y="7.468cm">
          <draw:image xlink:href="Pictures/10000000000002A8000000E4A12188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>
            <draw:text-box>
              <text:p>板演排序过程</text:p>
            </draw:text-box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.494cm" presentation:class="title">
          <draw:text-box>
            <text:p>查找元素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从一个数组中查找一个元素。</text:p>
              </text:list-item>
              <text:list-item>
                <text:p>查找结果</text:p>
                <text:list>
                  <text:list-item>
                    <text:p>找到：返回对应的索引</text:p>
                  </text:list-item>
                  <text:list-item>
                    <text:p>没找到：返回错误或者不可能作为索引的值，例如-1</text:p>
                  </text:list-item>
                  <text:list-item>
                    <text:p>实现：注意初始化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.494cm" presentation:class="title">
          <draw:text-box>
            <text:p>查找元素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代码<text:line-break/><text:line-break/><text:line-break/><text:line-break/><text:line-break/><text:line-break/></text:p>
              </text:list-item>
              <text:list-item>
                <text:p>思考本算法，有什么弱点吗？</text:p>
              </text:list-item>
            </text:list>
          </draw:text-box>
        </draw:frame>
        <draw:frame draw:style-name="gr3" draw:text-style-name="P1" draw:layer="layout" svg:width="26.905cm" svg:height="5.715cm" svg:x="0.47cm" svg:y="6.985cm">
          <draw:image xlink:href="Pictures/100000000000027200000085D9FEC7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>
            <draw:text-box>
              <text:p><text:span text:style-name="T3">needle</text:span><text:span text:style-name="T3">如果在目标数组中出现两次，则只能返回索引较小的那个，后面那个无法返回。</text:span></text:p>
            </draw:text-box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技巧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对部分元素操作，可通过修改循环初值和终值来完成。</text:p>
                <text:list>
                  <text:list-item>
                    <text:p>仅找出数组中第2元素到第4元素的最大值</text:p>
                  </text:list-item>
                  <text:list-item>
                    <text:p>从第3元素到第7元素升序排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课后测试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将如下数组中的数字按照“个位乘1，十位乘2，百位乘3....”的规则计算出积，再对这些积求和</text:p>
              </text:list-item>
              <text:list-item>
                <text:p>把这些结果按照升序排序</text:p>
              </text:list-item>
              <text:list-item>
                <text:p>查找其中是否有等于19的结果</text:p>
                <text:p>3</text:p>
                <text:p>334 2758 884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10T13:57:17</meta:creation-date>
    <dc:language>fi-FI</dc:language>
    <meta:editing-cycles>41</meta:editing-cycles>
    <meta:editing-duration>PT3H2M25S</meta:editing-duration>
    <meta:initial-creator>Richard Ma</meta:initial-creator>
    <dc:date>2011-07-12T08:46:29</dc:date>
    <dc:creator>Richard Ma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libreoffice/3/user/template/fhlnoip_template.otp"/>
  </office:meta>
</office:document-meta>
</file>